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/>
      <style:text-properties fo:color="#da1884" loext:opacity="100%" fo:font-size="12pt" officeooo:paragraph-rsid="0018da12" style:font-size-asian="12pt" style:font-size-complex="12pt"/>
    </style:style>
    <style:style style:name="P4" style:family="paragraph" style:parent-style-name="Header">
      <style:paragraph-properties fo:text-align="center" style:justify-single-word="false"/>
      <style:text-properties fo:color="#da1884" loext:opacity="100%" fo:font-size="12pt" officeooo:rsid="0013962f" officeooo:paragraph-rsid="0018da12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da1884" loext:opacity="100%" fo:font-size="14pt" style:text-underline-style="solid" style:text-underline-width="auto" style:text-underline-color="font-color" fo:font-weight="bold" officeooo:rsid="0013962f" officeooo:paragraph-rsid="0013962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da1884" loext:opacity="100%" fo:font-size="14pt" fo:font-style="normal" style:text-underline-style="none" fo:font-weight="normal" officeooo:rsid="0013962f" officeooo:paragraph-rsid="0013962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76f2b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8pt" style:font-size-asian="8pt" style:font-size-complex="8pt"/>
    </style:style>
    <style:style style:name="T4" style:family="text">
      <style:text-properties style:font-name="Liberation Mono" fo:font-size="10pt" style:font-size-asian="10pt" style:font-size-complex="10pt"/>
    </style:style>
    <style:style style:name="T5" style:family="text">
      <style:text-properties style:font-name="Liberation Mono" fo:font-size="10pt" officeooo:rsid="0018da12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¡Hola, Mundo!</text:p>
      <text:p text:style-name="P6"/>
      <text:p text:style-name="P4">2023-08-24 Nicole Sharp<text:span text:style-name="T1"> Ruiz</text:span></text:p>
      <text:p text:style-name="P4"><text:span text:style-name="T5">https://www.</text:span><text:span text:style-name="T4">nicolesharp.net</text:span><text:span text:style-name="T5">/</text:span></text:p>
      <text:p text:style-name="P4"/>
      <text:p text:style-name="P3">Excepto donde se indique lo contrario, contenido del <text:span text:style-name="T6">Sitio web de Nicole Sharp Ruiz</text:span> está licenciado bajo la <text:span text:style-name="T6">Licencia internacional pública de atribución/reconocomiento-compartirigual 4.0 de Comunes Creativos</text:span> (CC).<text:line-break/><text:span text:style-name="T4">https://www.creativecommons.org/licenses/by-sa/4.0/deed.e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MT1" style:family="text">
      <style:text-properties style:font-name="Liberation Mono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2:17.190000000</meta:creation-date>
    <dc:date>2023-08-24T10:26:44.086000000</dc:date>
    <dc:creator>Nicole Sharp</dc:creator>
    <meta:editing-duration>PT13M35S</meta:editing-duration>
    <meta:editing-cycles>3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4" meta:word-count="36" meta:character-count="341" meta:non-whitespace-character-count="309"/>
  </office:meta>
</office:document-meta>
</file>